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bd0" officeooo:paragraph-rsid="00047bd0"/>
    </style:style>
    <style:style style:name="P2" style:family="paragraph" style:parent-style-name="Standard">
      <style:text-properties officeooo:rsid="0007f78c" officeooo:paragraph-rsid="0007f78c"/>
    </style:style>
    <style:style style:name="P3" style:family="paragraph" style:parent-style-name="Standard" style:list-style-name="L1">
      <style:text-properties officeooo:paragraph-rsid="00064c48"/>
    </style:style>
    <style:style style:name="P4" style:family="paragraph" style:parent-style-name="Standard" style:list-style-name="L1">
      <style:text-properties officeooo:rsid="00047bd0" officeooo:paragraph-rsid="00047bd0"/>
    </style:style>
    <style:style style:name="P5" style:family="paragraph" style:parent-style-name="Standard" style:list-style-name="L1">
      <style:text-properties officeooo:rsid="00047bd0" officeooo:paragraph-rsid="001e5919"/>
    </style:style>
    <style:style style:name="P6" style:family="paragraph" style:parent-style-name="Standard" style:list-style-name="L1">
      <style:text-properties officeooo:rsid="000988c4" officeooo:paragraph-rsid="000988c4"/>
    </style:style>
    <style:style style:name="P7" style:family="paragraph" style:parent-style-name="Standard" style:list-style-name="L1">
      <style:text-properties officeooo:rsid="000988c4" officeooo:paragraph-rsid="00122353"/>
    </style:style>
    <style:style style:name="P8" style:family="paragraph" style:parent-style-name="Standard" style:list-style-name="L1">
      <style:text-properties officeooo:rsid="000cd968" officeooo:paragraph-rsid="000cd968"/>
    </style:style>
    <style:style style:name="P9" style:family="paragraph" style:parent-style-name="Standard" style:list-style-name="L1">
      <style:text-properties officeooo:rsid="001fb824" officeooo:paragraph-rsid="001fb824"/>
    </style:style>
    <style:style style:name="P10" style:family="paragraph" style:parent-style-name="Standard" style:list-style-name="L1">
      <style:text-properties officeooo:rsid="000b798c" officeooo:paragraph-rsid="000b798c"/>
    </style:style>
    <style:style style:name="P11" style:family="paragraph" style:parent-style-name="Standard" style:list-style-name="L1">
      <style:text-properties officeooo:rsid="00064c48" officeooo:paragraph-rsid="00047bd0"/>
    </style:style>
    <style:style style:name="P12" style:family="paragraph" style:parent-style-name="Standard" style:list-style-name="L1">
      <style:text-properties officeooo:rsid="00064c48" officeooo:paragraph-rsid="00064c48"/>
    </style:style>
    <style:style style:name="P13" style:family="paragraph" style:parent-style-name="Standard" style:list-style-name="L1">
      <style:text-properties officeooo:rsid="00060fac" officeooo:paragraph-rsid="00060fac"/>
    </style:style>
    <style:style style:name="P14" style:family="paragraph" style:parent-style-name="Standard" style:list-style-name="L1">
      <style:text-properties officeooo:rsid="0007f78c" officeooo:paragraph-rsid="0007f78c"/>
    </style:style>
    <style:style style:name="P15" style:family="paragraph" style:parent-style-name="Standard" style:list-style-name="L1">
      <style:text-properties officeooo:rsid="00090d2b" officeooo:paragraph-rsid="00090d2b"/>
    </style:style>
    <style:style style:name="P16" style:family="paragraph" style:parent-style-name="Standard" style:list-style-name="L1">
      <style:text-properties officeooo:rsid="00090d2b" officeooo:paragraph-rsid="00122353"/>
    </style:style>
    <style:style style:name="P17" style:family="paragraph" style:parent-style-name="Standard" style:list-style-name="L1">
      <style:text-properties officeooo:rsid="00122353" officeooo:paragraph-rsid="00122353"/>
    </style:style>
    <style:style style:name="P18" style:family="paragraph" style:parent-style-name="Standard" style:list-style-name="L1">
      <style:text-properties officeooo:rsid="000fb6c5" officeooo:paragraph-rsid="000fb6c5"/>
    </style:style>
    <style:style style:name="P19" style:family="paragraph" style:parent-style-name="Standard" style:list-style-name="L1">
      <style:text-properties officeooo:rsid="000fb6c5" officeooo:paragraph-rsid="0014bc80"/>
    </style:style>
    <style:style style:name="P20" style:family="paragraph" style:parent-style-name="Standard" style:list-style-name="L1">
      <style:text-properties officeooo:rsid="00113ffd" officeooo:paragraph-rsid="00113ffd"/>
    </style:style>
    <style:style style:name="P21" style:family="paragraph" style:parent-style-name="Standard" style:list-style-name="L1">
      <style:text-properties officeooo:rsid="00205885" officeooo:paragraph-rsid="00205885"/>
    </style:style>
    <style:style style:name="P22" style:family="paragraph" style:parent-style-name="Standard" style:list-style-name="L1">
      <style:text-properties fo:color="#ce181e" officeooo:rsid="0020e6c5" officeooo:paragraph-rsid="00205885"/>
    </style:style>
    <style:style style:name="P23" style:family="paragraph" style:parent-style-name="Standard" style:list-style-name="L1">
      <style:text-properties officeooo:rsid="0008aca6" officeooo:paragraph-rsid="0008aca6"/>
    </style:style>
    <style:style style:name="P24" style:family="paragraph" style:parent-style-name="Standard" style:list-style-name="L1">
      <style:text-properties style:text-underline-style="none" fo:font-weight="normal" officeooo:rsid="0008aca6" officeooo:paragraph-rsid="0008aca6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237095" officeooo:paragraph-rsid="00237095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122353" officeooo:paragraph-rsid="00122353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3747c" officeooo:paragraph-rsid="0013747c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14bc80" officeooo:paragraph-rsid="0014bc80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170605" officeooo:paragraph-rsid="00170605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6822e" officeooo:paragraph-rsid="0016822e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1b10c8" officeooo:paragraph-rsid="001b10c8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1b8ebb" officeooo:paragraph-rsid="001b8ebb" style:font-weight-asian="normal" style:font-weight-complex="normal"/>
    </style:style>
    <style:style style:name="P33" style:family="paragraph" style:parent-style-name="Standard" style:list-style-name="L1">
      <style:text-properties officeooo:rsid="0014bc80" officeooo:paragraph-rsid="0014bc80"/>
    </style:style>
    <style:style style:name="P34" style:family="paragraph" style:parent-style-name="Standard" style:list-style-name="L1">
      <style:text-properties officeooo:rsid="00170605" officeooo:paragraph-rsid="00170605"/>
    </style:style>
    <style:style style:name="P35" style:family="paragraph" style:parent-style-name="Standard" style:list-style-name="L1">
      <style:text-properties officeooo:rsid="00151e03" officeooo:paragraph-rsid="00151e03"/>
    </style:style>
    <style:style style:name="P36" style:family="paragraph" style:parent-style-name="Standard">
      <style:text-properties officeooo:rsid="001ced0a" officeooo:paragraph-rsid="0007f78c"/>
    </style:style>
    <style:style style:name="P37" style:family="paragraph" style:parent-style-name="Standard">
      <style:text-properties officeooo:rsid="0028a2cb" officeooo:paragraph-rsid="0028a2cb"/>
    </style:style>
    <style:style style:name="P38" style:family="paragraph" style:parent-style-name="Standard" style:list-style-name="L1">
      <style:text-properties officeooo:rsid="0028a2cb" officeooo:paragraph-rsid="0028a2cb"/>
    </style:style>
    <style:style style:name="P39" style:family="paragraph" style:parent-style-name="Standard" style:list-style-name="L1">
      <style:paragraph-properties fo:break-before="page"/>
      <style:text-properties officeooo:paragraph-rsid="0028a2cb"/>
    </style:style>
    <style:style style:name="T1" style:family="text">
      <style:text-properties officeooo:rsid="00047bd0"/>
    </style:style>
    <style:style style:name="T2" style:family="text">
      <style:text-properties officeooo:rsid="00060fac"/>
    </style:style>
    <style:style style:name="T3" style:family="text">
      <style:text-properties officeooo:rsid="00064c48"/>
    </style:style>
    <style:style style:name="T4" style:family="text">
      <style:text-properties officeooo:rsid="0007f78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7f78c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22353" style:font-weight-asian="normal" style:font-weight-complex="normal"/>
    </style:style>
    <style:style style:name="T9" style:family="text">
      <style:text-properties style:text-underline-style="none" fo:font-weight="normal" officeooo:rsid="0014bc80" style:font-weight-asian="normal" style:font-weight-complex="normal"/>
    </style:style>
    <style:style style:name="T10" style:family="text">
      <style:text-properties style:text-underline-style="none" fo:font-weight="normal" officeooo:rsid="0007f78c" style:font-weight-asian="normal" style:font-weight-complex="normal"/>
    </style:style>
    <style:style style:name="T11" style:family="text">
      <style:text-properties style:text-underline-style="none" fo:font-weight="normal" officeooo:rsid="00151e03" style:font-weight-asian="normal" style:font-weight-complex="normal"/>
    </style:style>
    <style:style style:name="T12" style:family="text">
      <style:text-properties style:text-underline-style="none" fo:font-weight="normal" officeooo:rsid="0016822e" style:font-weight-asian="normal" style:font-weight-complex="normal"/>
    </style:style>
    <style:style style:name="T13" style:family="text">
      <style:text-properties style:text-underline-style="none" fo:font-weight="normal" officeooo:rsid="001b10c8" style:font-weight-asian="normal" style:font-weight-complex="normal"/>
    </style:style>
    <style:style style:name="T14" style:family="text">
      <style:text-properties style:text-underline-style="none" fo:font-weight="normal" officeooo:rsid="001f79dc" style:font-weight-asian="normal" style:font-weight-complex="normal"/>
    </style:style>
    <style:style style:name="T15" style:family="text">
      <style:text-properties style:text-underline-style="none" fo:font-weight="normal" officeooo:rsid="00205885" style:font-weight-asian="normal" style:font-weight-complex="normal"/>
    </style:style>
    <style:style style:name="T16" style:family="text">
      <style:text-properties officeooo:rsid="0008aca6"/>
    </style:style>
    <style:style style:name="T17" style:family="text">
      <style:text-properties fo:color="#ce181e" officeooo:rsid="0020e6c5"/>
    </style:style>
    <style:style style:name="T18" style:family="text">
      <style:text-properties fo:color="#ce181e" officeooo:rsid="0021f5d5"/>
    </style:style>
    <style:style style:name="T19" style:family="text">
      <style:text-properties officeooo:rsid="000988c4"/>
    </style:style>
    <style:style style:name="T20" style:family="text">
      <style:text-properties officeooo:rsid="000cd968"/>
    </style:style>
    <style:style style:name="T21" style:family="text">
      <style:text-properties officeooo:rsid="0014bc80"/>
    </style:style>
    <style:style style:name="T22" style:family="text">
      <style:text-properties fo:font-style="normal" style:text-underline-style="solid" style:text-underline-width="auto" style:text-underline-color="font-color" fo:font-weight="bold" officeooo:rsid="00170605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bold" officeooo:rsid="001b8ebb" style:font-style-asian="normal" style:font-weight-asian="bold" style:font-style-complex="normal" style:font-weight-complex="bold"/>
    </style:style>
    <style:style style:name="T24" style:family="text">
      <style:text-properties fo:color="#000000" style:font-name="DejaVu Sans Mono" fo:font-size="9pt"/>
    </style:style>
    <style:style style:name="T25" style:family="text">
      <style:text-properties officeooo:rsid="001f79dc"/>
    </style:style>
    <style:style style:name="T26" style:family="text">
      <style:text-properties officeooo:rsid="00205885"/>
    </style:style>
    <style:style style:name="T27" style:family="text">
      <style:text-properties officeooo:rsid="00284918"/>
    </style:style>
    <style:style style:name="T28" style:family="text">
      <style:text-properties officeooo:rsid="0028a2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l Market Project:</text:p>
      <text:p text:style-name="P1"/>
      <text:p text:style-name="P1">Serial Program flow:</text:p>
      <text:p text:style-name="P1"/>
      <text:list xml:id="list399368040" text:style-name="L1">
        <text:list-item>
          <text:p text:style-name="P4">Main:</text:p>
          <text:list>
            <text:list-item>
              <text:p text:style-name="P3"><text:bookmark-start text:name="__DdeLink__10_2502603460"/><text:span text:style-name="T1">InitErlMarketDataBase</text:span><text:bookmark-end text:name="__DdeLink__10_2502603460"/><text:span text:style-name="T1"> - its purpose is create a central data base for the supermarket.</text:span></text:p>
              <text:list>
                <text:list-item>
                  <text:p text:style-name="P6">List of departments to raise.</text:p>
                </text:list-item>
                <text:list-item>
                  <text:p text:style-name="P6">List of products relevant to each department <text:span text:style-name="T20">and the price for each product.</text:span></text:p>
                </text:list-item>
                <text:list-item>
                  <text:p text:style-name="P8">Stores all departments, cashier and suppliers pids. </text:p>
                </text:list-item>
                <text:list-item>
                  <text:p text:style-name="P9">Stores amount of costumers in the market.</text:p>
                </text:list-item>
                <text:list-item>
                  <text:p text:style-name="P10">Both are Mnesia driven.</text:p>
                  <text:p text:style-name="P6"/>
                </text:list-item>
              </text:list>
            </text:list-item>
            <text:list-item>
              <text:p text:style-name="P5"><text:span text:style-name="T24">initErlMarketFunctionality</text:span><text:span text:style-name="T19"> - its purpose is to enter initial stock to each department</text:span></text:p>
              <text:list>
                <text:list-header>
                  <text:p text:style-name="P4"/>
                </text:list-header>
                <text:list-item>
                  <text:p text:style-name="P11">For each product the structure is [Department,Product, cost, entering time, expiry time].</text:p>
                </text:list-item>
                <text:list-item>
                  <text:p text:style-name="P4">call to <text:bookmark-start text:name="__DdeLink__15_2502603460"/>initDepartments<text:bookmark-end text:name="__DdeLink__15_2502603460"/> – starts the different departments.</text:p>
                </text:list-item>
                <text:list-item>
                  <text:p text:style-name="P12">Call to <text:bookmark-start text:name="__DdeLink__20_2502603460"/>initPurchuseDepartment<text:bookmark-end text:name="__DdeLink__20_2502603460"/> (initial budget)</text:p>
                </text:list-item>
                <text:list-item>
                  <text:p text:style-name="P4">Call to <text:bookmark-start text:name="__DdeLink__22_2502603460"/><text:span text:style-name="T2">initCashiers</text:span><text:bookmark-end text:name="__DdeLink__22_2502603460"/><text:span text:style-name="T2"> – serial Program single cashier. (concurrent should be a server)</text:span></text:p>
                </text:list-item>
                <text:list-item>
                  <text:p text:style-name="P13">Call to <text:bookmark-start text:name="__DdeLink__24_2502603460"/>initSuppliers<text:bookmark-end text:name="__DdeLink__24_2502603460"/> – s<text:span text:style-name="T3">erver.</text:span></text:p>
                </text:list-item>
                <text:list-item>
                  <text:p text:style-name="P13">Call to <text:bookmark-start text:name="__DdeLink__27_2502603460"/>initCostumer<text:bookmark-end text:name="__DdeLink__27_2502603460"/>.</text:p>
                  <text:p text:style-name="P13"/>
                </text:list-item>
              </text:list>
            </text:list-item>
            <text:list-item>
              <text:p text:style-name="P14">InitDepartment – <text:span text:style-name="T16">its purpose is to raise server for each department.</text:span></text:p>
            </text:list-item>
            <text:list-item>
              <text:p text:style-name="P15">EnterProd<text:span text:style-name="T25">u</text:span>ctsToDepartment – its purpose is to give init<text:span text:style-name="T19">ial products to the departments.</text:span></text:p>
              <text:list>
                <text:list-item>
                  <text:p text:style-name="P6">Call to getListOfProducts (Department Name).</text:p>
                </text:list-item>
                <text:list-item>
                  <text:p text:style-name="P6">Call to updateAmountOfProducts.</text:p>
                </text:list-item>
                <text:list-item>
                  <text:p text:style-name="P17">Call updatePid</text:p>
                </text:list-item>
              </text:list>
            </text:list-item>
            <text:list-item>
              <text:p text:style-name="P8">InitPurchaseDepartment – its purpose is to initialize the purchase department budget and its functionality.</text:p>
              <text:list>
                <text:list-item>
                  <text:p text:style-name="P18"><text:span text:style-name="T21">Call to </text:span><text:bookmark-start text:name="__DdeLink__396_1358068198"/>Set<text:span text:style-name="T21">I</text:span>nitial<text:span text:style-name="T21">B</text:span>udget<text:bookmark-end text:name="__DdeLink__396_1358068198"/>.</text:p>
                </text:list-item>
                <text:list-item>
                  <text:p text:style-name="P18">Call to <text:bookmark-start text:name="__DdeLink__398_1358068198"/>purchaseDepartmentRecursiveLoop<text:bookmark-end text:name="__DdeLink__398_1358068198"/></text:p>
                </text:list-item>
              </text:list>
            </text:list-item>
            <text:list-item>
              <text:p text:style-name="P20">initCashier – its purpose is to raise the cashier server.</text:p>
            </text:list-item>
            <text:list-item>
              <text:p text:style-name="P20">InitSuppliers – its purpose is to rs seinitialize the supplierver</text:p>
            </text:list-item>
            <text:list-item>
              <text:p text:style-name="P12">Init<text:span text:style-name="T4">Costumer – its purpose to give the thread a “shopping list” <text:s/>- in Module costumer</text:span></text:p>
              <text:list>
                <text:list-item>
                  <text:p text:style-name="P21">spawn new costumer process – for concurent prgramming will receive number of costumers to raise.</text:p>
                </text:list-item>
                <text:list-item>
                  <text:p text:style-name="P21">Call to updateNumbrOfCostumers(NumberToAdd) – saved in the main process dictionary. - <text:span text:style-name="T17">if main process falls we assume the number of costumers is NumberOfCashiers * </text:span><text:span text:style-name="T18">4</text:span><text:span text:style-name="T17">.</text:span></text:p>
                </text:list-item>
                <text:list-item>
                  <text:p text:style-name="P22"/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193719229661702" text:continue-numbering="true" text:style-name="L1">
        <text:list-item>
          <text:p text:style-name="P17">initCustomer – <text:span text:style-name="T26">Costumer Module</text:span></text:p>
          <text:list>
            <text:list-item>
              <text:p text:style-name="P14"><text:span text:style-name="T26">Call </text:span>initBudget – its purpose is to give a customer <text:span text:style-name="T5">random</text:span><text:span text:style-name="T7"> amount of credits to spend, the budget is stored in the thread’s dictionary.</text:span></text:p>
            </text:list-item>
            <text:list-item>
              <text:p text:style-name="P14"><text:span text:style-name="T15">Call i</text:span><text:span text:style-name="T7">nitShoppingList – its purpose is to give directions to the customer thread what to buy </text:span></text:p>
              <text:list>
                <text:list-item>
                  <text:p text:style-name="P24">structure [Department,{[product name, amount to buy]}].</text:p>
                </text:list-item>
              </text:list>
            </text:list-item>
            <text:list-item>
              <text:p text:style-name="P23"><text:span text:style-name="T15">Call </text:span><text:span text:style-name="T7">goShopping – ask for service from the departments servers</text:span></text:p>
            </text:list-item>
            <text:list-item>
              <text:p text:style-name="P25">Call terminate – calls to masterFunction:updateNumberOfCustomers(-1), in order to decrease number of active costumers by 1.</text:p>
              <text:p text:style-name="P24"/>
            </text:list-item>
          </text:list>
        </text:list-item>
        <text:list-item>
          <text:p text:style-name="P16"><text:span text:style-name="T7">En</text:span><text:span text:style-name="T14">te</text:span><text:span text:style-name="T7">rProd</text:span><text:span text:style-name="T14">u</text:span><text:span text:style-name="T7">ctsToDepartment </text:span><text:span text:style-name="T14">(Method in Departmnet Method)</text:span></text:p>
          <text:list>
            <text:list-item>
              <text:p text:style-name="P7"><text:span text:style-name="T7">getListOfProducts – </text:span><text:span text:style-name="T8">returns the list of departments.</text:span></text:p>
            </text:list-item>
            <text:list-item>
              <text:p text:style-name="P26">UpdateAmountOfProducts</text:p>
              <text:list>
                <text:list-item>
                  <text:p text:style-name="P26">add [product name, price, entering time (0:00:00), expiry (1:00:00).</text:p>
                </text:list-item>
                <text:list-item>
                  <text:p text:style-name="P27">the data base is Mnesia driven.</text:p>
                </text:list-item>
              </text:list>
            </text:list-item>
            <text:list-item>
              <text:p text:style-name="P26">UpdatePid</text:p>
              <text:list>
                <text:list-item>
                  <text:p text:style-name="P26">stores the department pid at the central data base.</text:p>
                  <text:p text:style-name="P28"/>
                </text:list-item>
              </text:list>
            </text:list-item>
          </text:list>
        </text:list-item>
        <text:list-item>
          <text:p text:style-name="P28">InitPurchaseDepartment</text:p>
          <text:list>
            <text:list-item>
              <text:p text:style-name="P19"><text:span text:style-name="T7">Set</text:span><text:span text:style-name="T9">I</text:span><text:span text:style-name="T7">nitial</text:span><text:span text:style-name="T9">B</text:span><text:span text:style-name="T7">udget - </text:span><text:span text:style-name="T10">its purpose is to give a customer </text:span><text:span text:style-name="T6">random</text:span><text:span text:style-name="T10"> amount of credits to spend, the budget is stored in the thread’s dictionary.</text:span></text:p>
            </text:list-item>
            <text:list-item>
              <text:p text:style-name="P19"><text:span text:style-name="T10">PurchaseDepartmentRecursiveLoop – </text:span><text:span text:style-name="T9">done inf</text:span><text:span text:style-name="T11">i</text:span><text:span text:style-name="T9">n</text:span><text:span text:style-name="T11">i</text:span><text:span text:style-name="T9">t</text:span><text:span text:style-name="T11">e</text:span><text:span text:style-name="T9">ly</text:span></text:p>
              <text:list>
                <text:list-item>
                  <text:p text:style-name="P33"><text:span text:style-name="T10">u</text:span><text:span text:style-name="T7">pdateListOfDeparments</text:span></text:p>
                </text:list-item>
                <text:list-item>
                  <text:p text:style-name="P28">updateListOfProducts – <text:span text:style-name="T27">From Department</text:span></text:p>
                </text:list-item>
                <text:list-item>
                  <text:p text:style-name="P29"><text:bookmark-start text:name="__DdeLink__404_1358068198"/><text:span text:style-name="T27">get</text:span><text:bookmark-start text:name="__DdeLink__400_1358068198"/>NumberOfCustomers<text:bookmark-end text:name="__DdeLink__404_1358068198"/><text:bookmark-end text:name="__DdeLink__400_1358068198"/> – <text:span text:style-name="T27">From Master Function</text:span></text:p>
                </text:list-item>
                <text:list-item>
                  <text:p text:style-name="P28"><text:bookmark-start text:name="__DdeLink__406_1358068198"/>checkProductStatus<text:bookmark-end text:name="__DdeLink__406_1358068198"/> – for each product in product list</text:p>
                  <text:list>
                    <text:list-item>
                      <text:p text:style-name="P28">send request for expiry date cleanup for this product</text:p>
                    </text:list-item>
                    <text:list-item>
                      <text:p text:style-name="P28">send request to receive the amount the department has from of <text:s/>the product .</text:p>
                    </text:list-item>
                    <text:list-item>
                      <text:p text:style-name="P35"><text:span text:style-name="T7">If there are less than 0.5 products per customer add it to “reserv</text:span><text:span text:style-name="T12">ation list”, </text:span><text:span text:style-name="T22">the reservation should contain the ration products:customers for </text:span><text:span text:style-name="T23">prioritize</text:span><text:span text:style-name="T22"> reservation.</text:span></text:p>
                    </text:list-item>
                  </text:list>
                </text:list-item>
                <text:list-item>
                  <text:p text:style-name="P30"><text:bookmark-start text:name="__DdeLink__408_1358068198"/>Reserve<text:bookmark-end text:name="__DdeLink__408_1358068198"/></text:p>
                  <text:list>
                    <text:list-item>
                      <text:p text:style-name="P30">call to checkBalance – return value true/false (atom)</text:p>
                    </text:list-item>
                    <text:list-item>
                      <text:p text:style-name="P29">if True – call to reseveFromSuppliers - </text:p>
                      <text:list>
                        <text:list-item>
                          <text:p text:style-name="P29">iterate through the list of products to reserve -for each department reserve the needed products from the matching supplier.</text:p>
                        </text:list-item>
                        <text:list-item>
                          <text:p text:style-name="P34"><text:span text:style-name="T13">u</text:span><text:span text:style-name="T7">pdateProduct</text:span><text:span text:style-name="T13">Amount</text:span></text:p>
                        </text:list-item>
                        <text:list-item>
                          <text:p text:style-name="P34"><text:span text:style-name="T13">u</text:span><text:span text:style-name="T7">pdateBudget</text:span></text:p>
                        </text:list-item>
                      </text:list>
                    </text:list-item>
                    <text:list-item>
                      <text:p text:style-name="P29">if False – call to prioritizeReservation</text:p>
                      <text:list>
                        <text:list-item>
                          <text:p text:style-name="P29">sort the list from lowest ration to highest – reserve the amount needed in order to reach ratio of the highest ration possible (Exmple - <text:s/>highest <text:s/>ratio is 0.47 check if it is possible to reserve to 0.47 is so reserve else, check for 0.45 etc.)</text:p>
                        </text:list-item>
                        <text:list-item>
                          <text:p text:style-name="P31">updateProductAmount</text:p>
                        </text:list-item>
                        <text:list-item>
                          <text:p text:style-name="P31">updateBudget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initCashier</text:p>
          <text:list>
            <text:list-item>
              <text:p text:style-name="P32">raise server</text:p>
            </text:list-item>
            <text:list-item>
              <text:p text:style-name="P32"><text:soft-page-break/>updatePid – in main data base</text:p>
              <text:p text:style-name="P32"/>
            </text:list-item>
          </text:list>
        </text:list-item>
        <text:list-item>
          <text:p text:style-name="P32">initSuppliers</text:p>
          <text:list>
            <text:list-item>
              <text:p text:style-name="P32">raise supplier server</text:p>
            </text:list-item>
            <text:list-item>
              <text:p text:style-name="P32">updatePid – in main data base</text:p>
            </text:list-item>
          </text:list>
        </text:list-item>
      </text:list>
      <text:p text:style-name="P36"/>
      <text:list xml:id="list193720607616853" text:continue-list="list193719229661702" text:style-name="L1">
        <text:list-item text:start-value="1">
          <text:p text:style-name="P39"><text:span text:style-name="T28">cashier:</text:span></text:p>
          <text:list>
            <text:list-item>
              <text:p text:style-name="P38">Serve</text:p>
              <text:list>
                <text:list-item>
                  <text:p text:style-name="P38">iterate over the list and deducts credits from customer balance.</text:p>
                </text:list-item>
                <text:list-item>
                  <text:p text:style-name="P38">If the customer exceeds from balance the rest of products need to be returned to the department.</text:p>
                </text:list-item>
                <text:list-item>
                  <text:p text:style-name="P38">Expiry date should be the same as before. OPTION B – reset expiry date.</text:p>
                </text:list-item>
              </text:list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5:49:24.108873128</meta:creation-date>
    <dc:date>2019-07-07T19:37:18.641590358</dc:date>
    <meta:editing-duration>PT8H17M47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4" meta:paragraph-count="74" meta:word-count="646" meta:character-count="4199" meta:non-whitespace-character-count="3662"/>
  </office:meta>
</office:document-meta>
</file>